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6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left="2.501cm" fo:margin-right="0cm" fo:text-indent="-0.635cm" style:auto-text-indent="false"/>
    </style:style>
    <style:style style:name="P10" style:family="paragraph" style:parent-style-name="Text_20_body" style:list-style-name="L5">
      <style:paragraph-properties fo:margin-left="1.251cm" fo:margin-right="0cm" fo:text-indent="-0.635cm" style:auto-text-indent="false"/>
    </style:style>
    <style:style style:name="T1"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Tutorial: Thyme + Spring MVC</text:p>
      <text:p text:style-name="Text_20_body">February 6<text:span text:style-name="T1">th</text:span>, 2011. Both this Tutorial and the Thyme Template Engine are work in progress.</text:p>
      <text:p text:style-name="Text_20_body">Project web site: <text:a xlink:type="simple" xlink:href="http://www.thymetemplates.org/">http://www.thymetemplates.org</text:a></text:p>
      <text:p text:style-name="Text_20_body">Maven snapshots repository: <text:a xlink:type="simple" xlink:href="http://oss.sonatype.org/content/groups/staging/">http://oss.sonatype.org/content/groups/staging/</text:a></text:p>
      <text:p text:style-name="Text_20_body">Maven artifact specification: </text:p>
      <text:list xml:id="list37151455" text:style-name="L1">
        <text:list-item>
          <text:p text:style-name="P4">Thyme Template Engine: org.thymetemplates : <text:s/>thyme : 1.0-SNAPSHOT</text:p>
        </text:list-item>
        <text:list-item>
          <text:p text:style-name="P4">Thyme + Spring MVC 3 integration: org.thymetemplates : <text:s/>thyme-springmvc3 : 1.0-SNAPSHOT</text:p>
        </text:list-item>
      </text:list>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6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1<text:tab/>Thyme + Spring MVC integration<text:tab/>2</text:p>
          <text:p text:style-name="P2">2<text:tab/>Template Resolver<text:tab/>3</text:p>
          <text:p text:style-name="P2">3<text:tab/>Using Thyme with Spring MVC<text:tab/>4</text:p>
          <text:p text:style-name="P3">3.1<text:tab/>ViewResolver and View objects<text:tab/>4</text:p>
          <text:p text:style-name="P3">3.2<text:tab/>SpringWebContext<text:tab/>5</text:p>
          <text:p text:style-name="P3">3.3<text:tab/>The Spring Thyme Dialect<text:tab/>5</text:p>
          <text:p text:style-name="P3">3.4<text:tab/>Form processing<text:tab/>6</text:p>
        </text:index-body>
      </text:table-of-content>
      <text:p text:style-name="Text_20_body"/>
      <text:h text:style-name="Heading_20_1" text:outline-level="1">Thyme + Spring MVC integration</text:h>
      <text:p text:style-name="Text_20_body">Thyme offers a set of Spring integrations that allow you to use it as a full-featured substitute for JSP in Spring MVC applications.</text:p>
      <text:p text:style-name="Text_20_body">These integrations are a separate library called “thyme-springmvc3” (thyme-spring3-{version}.jar), which has to be separately added to your classpath in order to use these integrations in your applications.</text:p>
      <text:p text:style-name="Text_20_body">This will allow you to:</text:p>
      <text:list xml:id="list37130657" text:style-name="L2">
        <text:list-item>
          <text:p text:style-name="P5">Make your controller methods return names of templates managed by Thyme, like you do with JSPs.</text:p>
        </text:list-item>
        <text:list-item>
          <text:p text:style-name="P5">Use Spring Expression Language (Spring EL) instead of OGNL in your templates.</text:p>
        </text:list-item>
        <text:list-item>
          <text:p text:style-name="P5">Use Thyme to create forms in your templates that are completely integrated with your form-backing beans and result bindings, including the use of property editors.</text:p>
        </text:list-item>
        <text:list-item>
          <text:p text:style-name="P5">Use Thyme to display internationalization messages from messages files managed by Spring MVC.</text:p>
        </text:list-item>
      </text:list>
      <text:h text:style-name="Heading_20_1" text:outline-level="1">Template Resolver</text:h>
      <text:p text:style-name="Text_20_body">Thyme offers a special template resolver for Spring MVC applications based on ServletContext resolution, called org.thymetemplates.springmvc3.templateresolver.SpringServletContextTemplateResolver.</text:p>
      <text:p text:style-name="Text_20_body">This is in fact the same as org.thymetemplates.templateresolver.ServletContextTemplateResolver, but implementing Spring's “ServletContextAware” interface so that you don't have to manually set the ServletContext into the template resolver.</text:p>
      <text:p text:style-name="P1">Creating a bean instance of this template resolver is quite simple:</text:p>
      <text:p text:style-name="Code">&lt;bean id="templateResolver"</text:p>
      <text:p text:style-name="Code"><text:s text:c="6"/>class="org.thymetemplates.springmvc3.templateresolver.SpringServletContextTemplateResolver"&gt;</text:p>
      <text:p text:style-name="Code"><text:s text:c="4"/>&lt;property name="prefix" value="/WEB-INF/views/" /&gt;</text:p>
      <text:p text:style-name="Code"><text:s text:c="4"/>&lt;property name="suffix" value=".html" /&gt;</text:p>
      <text:p text:style-name="Code">&lt;/bean&gt;</text:p>
      <text:p text:style-name="Text_20_body">But of course, you can use any of the other ITemplateResolver implementations with Spring MVC if you prefer:</text:p>
      <text:p text:style-name="Code">&lt;bean id="templateResolver"</text:p>
      <text:p text:style-name="Code"><text:s text:c="6"/>class="org.thymetemplates.templateresolver.ClassLoaderTemplateResolver" /&gt;</text:p>
      <text:h text:style-name="Heading_20_1" text:outline-level="1">Using Thyme with Spring MVC</text:h>
      <text:h text:style-name="Heading_20_2" text:outline-level="2">ViewResolver and View objects</text:h>
      <text:p text:style-name="Text_20_body">In order to process templates in the view layer, Spring MVC uses a configured list of “View Resolver” objects. Once the controller method specifies the name of the template to be used (usually as a method result), these view resolvers are queried in order until one of them declares to be able to resolve the selected template name. Then, the view resolver creates a “View” that will process the template.</text:p>
      <text:p text:style-name="Text_20_body">Thyme offers a View Resolver called class org.thymetemplates.springmvc3.view.ThymeViewResolver which you can declare as a bean, passing a Template Engine to it: </text:p>
      <text:p text:style-name="Code">&lt;bean id="templateResolver"</text:p>
      <text:p text:style-name="Code"><text:s text:c="6"/>class="org.thymetemplates.springmvc3.templateresolver.SpringServletContextTemplateResolver"&gt;</text:p>
      <text:p text:style-name="Code"><text:s text:c="4"/>&lt;property name="prefix" value="/WEB-INF/views/" /&gt;</text:p>
      <text:p text:style-name="Code"><text:s text:c="4"/>&lt;property name="suffix" value=".html" /&gt;</text:p>
      <text:p text:style-name="Code">&lt;/bean&gt;</text:p>
      <text:p text:style-name="Code"><text:s text:c="4"/></text:p>
      <text:p text:style-name="Code">&lt;bean id="templateEngine"</text:p>
      <text:p text:style-name="Code"><text:s text:c="6"/>class="org.thymetemplates.springmvc3.SpringThymeTemplateEngine"&gt;</text:p>
      <text:p text:style-name="Code"><text:s text:c="4"/>&lt;property name="templateResolver" ref="templateResolver" /&gt;</text:p>
      <text:p text:style-name="Code">&lt;/bean&gt;</text:p>
      <text:p text:style-name="Code"><text:s text:c="4"/></text:p>
      <text:p text:style-name="Code">&lt;bean id=”thymeViewResolver”</text:p>
      <text:p text:style-name="Code"><text:s text:c="6"/>class="org.thymetemplates.springmvc3.view.ThymeViewResolver"&gt;</text:p>
      <text:p text:style-name="Code"><text:s text:c="4"/>&lt;property name="templateEngine" ref="templateEngine" /&gt;</text:p>
      <text:p text:style-name="Code">&lt;/bean&gt;</text:p>
      <text:p text:style-name="Text_20_body">Note that the template engine instance used by ThymeViewResolver has to be of class SpringThymeTemplateEngine, which is a subclass of TemplateEngine using the SpringDialect (we'll talk about that later).</text:p>
      <text:p text:style-name="Text_20_body">ThymeViewResolver allows you to set some configuration parameters using its bean properties:</text:p>
      <text:list xml:id="list37137026" text:style-name="L3">
        <text:list-item>
          <text:p text:style-name="P6">Enable/disable template caché globally (“useTemplateCache” property).</text:p>
        </text:list-item>
        <text:list-item>
          <text:p text:style-name="P6">Set static variables that will be added to all processed templates (“staticVariables” property).</text:p>
        </text:list-item>
        <text:list-item>
          <text:p text:style-name="P6">Setting which views will be resolved by it and which not (“viewNames” property)</text:p>
        </text:list-item>
        <text:list-item>
          <text:p text:style-name="P6">Establish the order in which this resolver will be executed in the chain (“order” property).</text:p>
        </text:list-item>
        <text:list-item>
          <text:p text:style-name="P6">Perform a redirect operation if the view name starts with “redirect:”</text:p>
        </text:list-item>
        <text:list-item>
          <text:p text:style-name="P6">Perform a forward operation if the view name starts with “forward:”</text:p>
        </text:list-item>
      </text:list>
      <text:p text:style-name="Text_20_body">You can also configure specific templates by declaring View beans with the same name as the template:</text:p>
      <text:p text:style-name="Code">&lt;bean name="main" class="org.thymetemplates.springmvc3.view.ThymeView"&gt;</text:p>
      <text:p text:style-name="Code"><text:s text:c="4"/>&lt;property name="useTemplateCache" value="true" /&gt;</text:p>
      <text:p text:style-name="Code"><text:s text:c="4"/>&lt;property name="staticVariables"&gt;</text:p>
      <text:p text:style-name="Code"><text:s text:c="7"/>&lt;map&gt;</text:p>
      <text:p text:style-name="Code"><text:soft-page-break/><text:s text:c="9"/>&lt;entry key="footer" value="Created by ACME in 2010" /&gt;</text:p>
      <text:p text:style-name="Code"><text:s text:c="7"/>&lt;/map&gt;</text:p>
      <text:p text:style-name="Code"><text:s text:c="4"/>&lt;/property&gt;</text:p>
      <text:p text:style-name="Code">&lt;/bean&gt;</text:p>
      <text:p text:style-name="Text_20_body">Once configured, you can call your thyme templates from your controller methods as usual:</text:p>
      <text:p text:style-name="Code">@Controller</text:p>
      <text:p text:style-name="Code">public class MyController {</text:p>
      <text:p text:style-name="Code"><text:s text:c="4"/>... </text:p>
      <text:p text:style-name="Code"><text:s text:c="4"/>@RequestMapping(“/main”)</text:p>
      <text:p text:style-name="Code"><text:s text:c="4"/>public String returnToMain(final Map&lt;String,Object model) {</text:p>
      <text:p text:style-name="Code"><text:s text:c="8"/>... </text:p>
      <text:p text:style-name="Code"><text:s text:c="8"/>// Model will be exposed as Thyme context variables</text:p>
      <text:p text:style-name="Code"><text:s text:c="8"/>model.put(“myVar”, value);</text:p>
      <text:p text:style-name="Code"><text:s text:c="8"/>... </text:p>
      <text:p text:style-name="Code"><text:s text:c="8"/>// With the above configuration, will be resolved by Thyme</text:p>
      <text:p text:style-name="Code"><text:s text:c="8"/>// as “/WEB-INF/views/main.html”.</text:p>
      <text:p text:style-name="Code"><text:s text:c="8"/>return “main”;</text:p>
      <text:p text:style-name="Code"><text:s text:c="4"/>}</text:p>
      <text:p text:style-name="Code"><text:s text:c="4"/>...</text:p>
      <text:p text:style-name="Code">}</text:p>
      <text:h text:style-name="Heading_20_2" text:outline-level="2">SpringWebContext</text:h>
      <text:p text:style-name="Text_20_body">Thyme instances a special type of context when using the ThymeViewResolver, an implementation of IWebContext called org.thymetemplates.springmvc3.context.SpringWebContext.</text:p>
      <text:p text:style-name="Text_20_body">This context works in the same way as org.thymetemplates.context.WebContext, adding the request parameters, request and session attributes. But it also gives access to all the ApplicationContext beans by means of the “beans” variable, which can be accessed in the same way as a map:</text:p>
      <text:p text:style-name="Code">&lt;span thyme:text="${beans.userInfo.loginName}"&gt;login&lt;/span&gt;</text:p>
      <text:p text:style-name="Text_20_body">Which is equivalent to:</text:p>
      <text:p text:style-name="Code">getApplicationContext().getBean(“userInfo”).getLoginName()</text:p>
      <text:h text:style-name="Heading_20_2" text:outline-level="2">The Spring Thyme Dialect</text:h>
      <text:p text:style-name="Text_20_body">In order to achieve a complete integration, Thyme will use the Spring Thyme Dialect (org.thymetemplates.springmvc3.dialect.SpringThymeDialect) in your Spring MVC web applications instead of the Thyme Standard Dialect.</text:p>
      <text:p text:style-name="Text_20_body">The Spring Thyme Dialect is mostly equivalent to the Standard Dialect. The only differences are:</text:p>
      <text:list xml:id="list37141021" text:style-name="L4">
        <text:list-item>
          <text:p text:style-name="P7">Spring Expression Language (SpringEL) is used for variable expressions instead of OGNL. This will not be a big difference for you because both languages are very similar, and using SpringEL enables a series of useful low-level integrations between Thyme and Spring.</text:p>
        </text:list-item>
        <text:list-item>
          <text:p text:style-name="P7">A new attribute is added for form processing: “thyme:field”.</text:p>
        </text:list-item>
      </text:list>
      <text:h text:style-name="Heading_20_2" text:outline-level="2"><text:soft-page-break/>Form processing</text:h>
      <text:p text:style-name="Text_20_body">One of the most important parts of Thyme's integration with Spring is form processing, because it involves not only showing data in your templates, but also being able to set data back into your form-backing beans, selecting properties from SpringEL expressions and getting/setting using Spring's PropertyEditors. Thyme takes care of all of this so that you only have to worry about creating your templates with thyme and using them from your app just as you would do with JSPs.</text:p>
      <text:p text:style-name="Text_20_body">Usually you will have a form-backing bean like:</text:p>
      <text:p text:style-name="Code">public class User {</text:p>
      <text:p text:style-name="Code"/>
      <text:p text:style-name="Code"><text:s text:c="4"/>private String login = null;</text:p>
      <text:p text:style-name="Code"><text:s text:c="4"/>private String name = null;</text:p>
      <text:p text:style-name="Code"><text:s text:c="4"/></text:p>
      <text:p text:style-name="Code"><text:s text:c="4"/>public User() {</text:p>
      <text:p text:style-name="Code"><text:s text:c="8"/>super();</text:p>
      <text:p text:style-name="Code"><text:s text:c="4"/>}</text:p>
      <text:p text:style-name="Code"/>
      <text:p text:style-name="Code"><text:s text:c="4"/>public String getLogin() {</text:p>
      <text:p text:style-name="Code"><text:s text:c="8"/>return this.login;</text:p>
      <text:p text:style-name="Code"><text:s text:c="4"/>}</text:p>
      <text:p text:style-name="Code"><text:s text:c="4"/>public void setLogin(final String login) {</text:p>
      <text:p text:style-name="Code"><text:s text:c="8"/>this.login = login;</text:p>
      <text:p text:style-name="Code"><text:s text:c="4"/>}</text:p>
      <text:p text:style-name="Code"/>
      <text:p text:style-name="Code"><text:s text:c="4"/>public String getName() {</text:p>
      <text:p text:style-name="Code"><text:s text:c="8"/>return this.name;</text:p>
      <text:p text:style-name="Code"><text:s text:c="4"/>}</text:p>
      <text:p text:style-name="Code"><text:s text:c="4"/>public void setName(final String name) {</text:p>
      <text:p text:style-name="Code"><text:s text:c="8"/>this.name = name;</text:p>
      <text:p text:style-name="Code"><text:s text:c="4"/>}</text:p>
      <text:p text:style-name="Code"/>
      <text:p text:style-name="Code">}</text:p>
      <text:p text:style-name="Text_20_body">And you will use your bean in a controller method like:</text:p>
      <text:p text:style-name="Code">@Controller</text:p>
      <text:p text:style-name="Code">public class UserManagementController {</text:p>
      <text:p text:style-name="Code"><text:s text:c="4"/>... </text:p>
      <text:p text:style-name="Code"><text:s text:c="4"/>@RequestMapping(“/modifyUser”)</text:p>
      <text:p text:style-name="Code"><text:s text:c="4"/>public String modifyUser(final User user, final BindingResult bindingResult) {</text:p>
      <text:p text:style-name="Code"><text:s text:c="8"/>if (bindingResult.hasErrors()) {</text:p>
      <text:p text:style-name="Code"><text:s text:c="12"/>// show validation errors, redirect, etc.</text:p>
      <text:p text:style-name="Code"><text:s text:c="8"/>}</text:p>
      <text:p text:style-name="Code"><text:s text:c="8"/>this.userService.modifyUser(user);</text:p>
      <text:p text:style-name="Code"><text:s text:c="8"/>return “userList”;</text:p>
      <text:p text:style-name="Code"><text:s text:c="4"/>}</text:p>
      <text:p text:style-name="Code"/>
      <text:p text:style-name="Code">}</text:p>
      <text:p text:style-name="Text_20_body">In order for this controller method to be executed, that “/modifyUser” URL would have to be called from an HTML form. First let's have a look at the JSP code you would need:</text:p>
      <text:p text:style-name="Code">&lt;form:form action=”/modifyUser” method=”post” modelAttribute=”user”&gt;</text:p>
      <text:p text:style-name="Code"><text:s text:c="4"/>&lt;fieldset&gt;</text:p>
      <text:p text:style-name="Code"><text:s text:c="6"/>&lt;p&gt;Login: &lt;form:input path=”*{login}”/&gt;&lt;/p&gt;</text:p>
      <text:p text:style-name="Code"><text:s text:c="6"/>&lt;p&gt;Name: &lt;form:input path=”*{name}”/&gt;&lt;/p&gt;</text:p>
      <text:p text:style-name="Code"><text:s text:c="6"/>&lt;p&gt;&lt;input type=”submit”/&gt;&lt;/p&gt;</text:p>
      <text:p text:style-name="Code"><text:s text:c="4"/>&lt;/fieldset&gt;</text:p>
      <text:p text:style-name="Code">&lt;/form:form&gt;</text:p>
      <text:p text:style-name="Text_20_body"><text:soft-page-break/>And now let's see how this would look like with Thyme:</text:p>
      <text:p text:style-name="Code">&lt;form action=”/modifyUser” method=”post” thyme:object=”${user}”&gt;</text:p>
      <text:p text:style-name="Code"><text:s text:c="4"/>&lt;fieldset&gt;</text:p>
      <text:p text:style-name="Code"><text:s text:c="6"/>&lt;p&gt;Login: &lt;input type=”text” thyme:field=”*{login}”/&gt;&lt;/p&gt;</text:p>
      <text:p text:style-name="Code"><text:s text:c="6"/>&lt;p&gt;Name: &lt;input type=”text” thyme:field=”*{name}”/&gt;&lt;/p&gt;</text:p>
      <text:p text:style-name="Code"><text:s text:c="6"/>&lt;p&gt;&lt;input type=”submit”/&gt;&lt;/p&gt;</text:p>
      <text:p text:style-name="Code"><text:s text:c="4"/>&lt;/fieldset&gt;</text:p>
      <text:p text:style-name="Code">&lt;/form&gt;</text:p>
      <text:p text:style-name="Text_20_body">The first thing you will notice is that the Thyme version is pretty much like an ordinary static XHTML fragment that displays a two-field form. Open it directly in a browser and it will look just the same as it would in a running app once processed by Thyme (only with no valid data, of course). Even more: set the correct DTD (more on this later) and you will be able to correctly validate your form if you wish. This is something you certainly would not get using the JSP.</text:p>
      <text:p text:style-name="Text_20_body">Now have a look at that “thyme:object” attribute in the &lt;form&gt; tag. This is not a new attribute, as it exists in the Thyme Standard Dialect. Using it here is the equivalent to the “modelAttribute” attribute in the JSP, and it tells Thyme to use the object identified by that expression as the form-backing bean. Of course, you should have set “user” as a model attribute before, as required by Spring MVC.</text:p>
      <text:p text:style-name="Text_20_body">The last and most important thing to notice is the “thyme:field” attributes in the input tags. This attribute is specific to the Spring Thyme Dialect, and is the one that will work out the real magic of integrating your form with Spring's infrastructure. Let's see its features:</text:p>
      <text:list xml:id="list37150609" text:style-name="L5">
        <text:list-item>
          <text:p text:style-name="P8">It can only be used in “input”, “select”, “option” and “textarea” tags.</text:p>
        </text:list-item>
        <text:list-item>
          <text:p text:style-name="P8">It allows four kinds of variable expressions:</text:p>
        </text:list-item>
        <text:list-item>
          <text:p text:style-name="P9">Selection expressions (*{...}) that will be executed on the form-backing bean previously selected by thyme:object. This is by far the most common type of expression you will use here.</text:p>
        </text:list-item>
        <text:list-item>
          <text:p text:style-name="P9">Normal (or “root”) expressions (${...}), only to be used if no form-backing bean is being used.</text:p>
        </text:list-item>
        <text:list-item>
          <text:p text:style-name="P9">Conditional expressions (exp? exp : exp) where each of the “exp” can be a selection or a normal expression.</text:p>
        </text:list-item>
        <text:list-item>
          <text:p text:style-name="P9">Default expressions (exp?: exp) where each of the “exp” can be a selection or a normal expression.</text:p>
        </text:list-item>
        <text:list-item>
          <text:p text:style-name="P10">It automatically sets a value for the “id” and “name” attributes of the input tag, unless you explicitly set that values yourself.</text:p>
        </text:list-item>
        <text:list-item>
          <text:p text:style-name="P10">Depending on the tag it is in, the “value”, “selected” or “checked” attributes will be adequately set to reflect the state of their corresponding property in the form-backing bean.</text:p>
        </text:list-item>
        <text:list-item>
          <text:p text:style-name="P10">If a PropertyEditor is set for one of your bean properties or its type, Thyme will correctly use it to display and parse the form values for that propert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1.199cm" fo:text-align="start" style:justify-single-word="false" style:page-number="auto" fo:break-before="page" fo:padding="0cm" fo:border-left="none" fo:border-right="none" fo:border-top="none" fo:border-bottom="0.035cm solid #000000" style:shadow="none"/>
      <style:text-properties fo:font-variant="small-caps" fo:font-size="26pt" fo:font-style="italic" style:text-underline-style="none"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499cm" fo:margin-bottom="1cm" fo:text-align="start" style:justify-single-word="false" style:page-number="auto" fo:break-before="auto" fo:break-after="auto" fo:background-color="transparent" fo:padding="0cm" fo:border="none" style:shadow="none">
        <style:tab-stops/>
        <style:background-image/>
      </style:paragraph-properties>
      <style:text-properties fo:font-variant="small-caps"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4cm" fo:margin-right="0.4cm" fo:margin-top="0.049cm" fo:margin-bottom="0.049cm" fo:line-height="100%" fo:text-indent="0cm" style:auto-text-indent="false" style:page-number="auto" fo:background-color="transparent" fo:padding-left="0.199cm" fo:padding-right="0.199cm" fo:padding-top="0.4cm" fo:padding-bottom="0.4cm" fo:border="0.002cm solid #000000" style:shadow="none">
        <style:tab-stops/>
        <style:background-image/>
      </style:paragraph-properties>
      <style:text-properties style:font-name="Courier New"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fo:font-size="12pt"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Document_20_Title" style:display-name="Document Title" style:family="paragraph" style:class="text" style:master-page-name="">
      <style:paragraph-properties fo:margin-top="1.499cm" fo:margin-bottom="2cm" fo:text-align="center" style:justify-single-word="false" style:page-number="auto">
        <style:tab-stops/>
      </style:paragraph-properties>
      <style:text-properties fo:font-variant="small-caps" style:font-name="Arial2" fo:font-size="36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499cm" fo:text-indent="-1.02cm" fo:margin-left="1.0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2-06T17:05:46.03</dc:date>
    <dc:creator>Daniel Fernandez</dc:creator>
    <meta:editing-duration>PT127H22M44S</meta:editing-duration>
    <meta:editing-cycles>332</meta:editing-cycles>
    <meta:generator>OpenOffice.org/3.2$Win32 OpenOffice.org_project/320m18$Build-9502</meta:generator>
    <meta:document-statistic meta:table-count="0" meta:image-count="0" meta:object-count="0" meta:page-count="7" meta:paragraph-count="162" meta:word-count="1511" meta:character-count="10817"/>
  </office:meta>
</office:document-meta>
</file>